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336c0" officeooo:paragraph-rsid="000336c0"/>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fo:font-style="italic" officeooo:rsid="000336c0" officeooo:paragraph-rsid="000336c0"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336c0" officeooo:paragraph-rsid="000336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 - Matthew 7:7-8</text:p>
      <text:p text:style-name="P2">“Ask, and it will be given to you; seek, and you will find; knock, and it will be opened to you. For everyone who asks receives, and the one who seeks finds, and to the one who knocks it will be opened. </text:p>
      <text:p text:style-name="P3">Matthew 7 is one of the most well-known chapters in the bible. The world can recite the 7:1, and use it to justify their actions. Christians will even use it to justify their actions. Matthew 7 is one of the key moments in the Word of God where Jesus Christ gives us a perfect sermon. Like everything Christ did this was directed towards believers, not the world, not false Christians, but true believers.</text:p>
      <text:p text:style-name="P3">In our devotion, Jesus Christ was telling us about prayer. Prayer is a very hard thing to get down pat. The disciples asked how to pray, and remember these men recited prayers from the time they were small children. Real prayer is real hard. Real prayer requires people to stand still and listen, it requires a heart of flesh for the Spirit to be receptive. It requires a true born again believer to understand its importance.</text:p>
      <text:p text:style-name="P3">As Christians, we are to seek, ask and knock in prayer. We are to constantly be going before the throne of Grace and taking our problems to Christ. We are to be constantly in prayer to our Father in Heaven so we can have that relationship that Christ had with the Father. Prayer for Christ came naturally because He had a perfect love for the Father. We are to emulate that love. We are to, everyday, get closer and closer to God in our prayer life. </text:p>
      <text:p text:style-name="P3">I know the people in this room is like preaching to the choir. Most (if not all) of us are Christians in this room. All of us know the that we are to constantly be in prayer, but in practice it is a lot harder than the words on this paper convey. Prayer is not an easy task, true prayer requires sacrifice. We are being tempted and tormented everyday, from things on Facebook, Google, the Television. We are bombarded. That is still not an excuse for us, it should me more reason to be in prayer so we can renew our minds. Thank You Very Muc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2T20:03:08.565913394</meta:creation-date>
    <dc:title>Default</dc:title>
    <meta:editing-duration>PT12S</meta:editing-duration>
    <meta:editing-cycles>2</meta:editing-cycles>
    <meta:generator>LibreOffice/7.2.4.1$Linux_X86_64 LibreOffice_project/20$Build-1</meta:generator>
    <dc:date>2022-01-22T20:14:01.149783546</dc:date>
    <meta:document-statistic meta:table-count="0" meta:image-count="0" meta:object-count="0" meta:page-count="1" meta:paragraph-count="6" meta:word-count="387" meta:character-count="2050" meta:non-whitespace-character-count="1666"/>
    <meta:template xlink:type="simple" xlink:actuate="onRequest" xlink:title="Default" xlink:href="../../../../../../../home/laserpastor/Templates/Default.ott" meta:date="2022-01-22T20:03:08.052838095"/>
  </office:meta>
</office:document-meta>
</file>